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A900000053012A569C.png" manifest:media-type="image/png"/>
  <manifest:file-entry manifest:full-path="Pictures/100000000000015B000000FAF10BD949.png" manifest:media-type="image/png"/>
  <manifest:file-entry manifest:full-path="Pictures/10000000000001F3000000FAA2BF7781.png" manifest:media-type="image/png"/>
  <manifest:file-entry manifest:full-path="Pictures/10000000000000F1000000325BA69BB6.png" manifest:media-type="image/png"/>
  <manifest:file-entry manifest:full-path="Pictures/10000000000001B2000000FA81744532.png" manifest:media-type="image/png"/>
  <manifest:file-entry manifest:full-path="Pictures/10000000000001B2000000FADA4B4A30.png" manifest:media-type="image/png"/>
  <manifest:file-entry manifest:full-path="Pictures/10000000000001F3000000FA860B84F3.png" manifest:media-type="image/png"/>
  <manifest:file-entry manifest:full-path="Pictures/10000000000001620000005A5C06410B.png" manifest:media-type="image/png"/>
  <manifest:file-entry manifest:full-path="Pictures/10000000000001B2000000FA8257483C.png" manifest:media-type="image/png"/>
  <manifest:file-entry manifest:full-path="Pictures/1000000000000171000000FA1710F2B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ZSongS-Extended(SIP)" svg:font-family="FZSongS-Extended(SIP)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" svg:stroke-color="#000000" draw:fill="none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c5000b" draw:textarea-horizontal-align="justify" draw:textarea-vertical-align="middle" draw:auto-grow-height="fals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measure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8.641cm" svg:height="14.851cm" svg:x="7.152cm" svg:y="2.8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571cm" svg:height="7.436cm" svg:x="7.187cm" svg:y="10.252cm">
          <text:p/>
          <draw:enhanced-geometry svg:viewBox="0 0 21600 21600" draw:glue-points="?f0 0 ?f1 10800 0 21600 10800 21600 21600 21600 ?f7 10800" draw:text-areas="?f1 10800 ?f2 18000 ?f3 7200 ?f4 21600" draw:type="isosceles-triangle" draw:modifiers="10802.78183223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571cm" svg:height="7.407cm" draw:transform="rotate (-3.14159265358979) translate (15.758cm 10.229cm)">
          <text:p/>
          <draw:enhanced-geometry svg:viewBox="0 0 21600 21600" draw:glue-points="?f0 0 ?f1 10800 0 21600 10800 21600 21600 21600 ?f7 10800" draw:text-areas="?f1 10800 ?f2 18000 ?f3 7200 ?f4 21600" draw:type="isosceles-triangle" draw:modifiers="10802.78183223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0.529cm" svg:height="0.529cm" svg:x="11.206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29cm" svg:height="0.529cm" svg:x="6.873cm" svg:y="2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29cm" svg:height="0.529cm" svg:x="15.512cm" svg:y="2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29cm" svg:height="0.529cm" svg:x="6.873cm" svg:y="17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29cm" svg:height="0.529cm" svg:x="15.512cm" svg:y="17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8.571cm" svg:height="7.408cm" svg:x="7.187cm" svg:y="5.194cm">
          <text:p/>
          <draw:enhanced-geometry svg:viewBox="0 0 21600 21600" draw:glue-points="?f0 0 ?f1 10800 0 21600 10800 21600 21600 21600 ?f7 10800" draw:text-areas="?f1 10800 ?f2 18000 ?f3 7200 ?f4 21600" draw:type="isosceles-triangle" draw:modifiers="10802.781832231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0.529cm" svg:height="0.529cm" svg:x="11.206cm" svg:y="4.9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29cm" svg:height="0.529cm" svg:x="6.873cm" svg:y="12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529cm" svg:height="0.529cm" svg:x="15.512cm" svg:y="12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2.17cm" svg:height="1.47cm" svg:x="16.417cm" svg:y="1.782cm">
          <draw:image xlink:href="Pictures/1000000000000171000000FA1710F2B0.png" xlink:type="simple" xlink:show="embed" xlink:actuate="onLoad">
            <text:p/>
          </draw:image>
          <svg:title>TexMaths</svg:title>
          <svg:desc>14§display§\left(\frac{a}{2},\frac{a\sqrt{3}}{2}\right)§png§600§FALSE</svg:desc>
        </draw:frame>
        <draw:frame draw:style-name="gr5" draw:text-style-name="P1" draw:layer="layout" svg:width="2.552cm" svg:height="1.47cm" svg:x="4.167cm" svg:y="1.782cm">
          <draw:image xlink:href="Pictures/10000000000001B2000000FA8257483C.png" xlink:type="simple" xlink:show="embed" xlink:actuate="onLoad">
            <text:p/>
          </draw:image>
          <svg:title>TexMaths</svg:title>
          <svg:desc>14§display§\left(-\frac{a}{2},\frac{a\sqrt{3}}{2}\right)§png§600§FALSE</svg:desc>
        </draw:frame>
        <draw:frame draw:style-name="gr5" draw:text-style-name="P1" draw:layer="layout" svg:width="2.934cm" svg:height="1.47cm" svg:x="3.799cm" svg:y="17.183cm">
          <draw:image xlink:href="Pictures/10000000000001F3000000FA860B84F3.png" xlink:type="simple" xlink:show="embed" xlink:actuate="onLoad">
            <text:p/>
          </draw:image>
          <svg:title>TexMaths</svg:title>
          <svg:desc>14§display§\left(-\frac{a}{2},-\frac{a\sqrt{3}}{2}\right)§png§600§FALSE</svg:desc>
        </draw:frame>
        <draw:frame draw:style-name="gr5" draw:text-style-name="P1" draw:layer="layout" svg:width="2.552cm" svg:height="1.47cm" svg:x="16.205cm" svg:y="17.077cm">
          <draw:image xlink:href="Pictures/10000000000001B2000000FADA4B4A30.png" xlink:type="simple" xlink:show="embed" xlink:actuate="onLoad">
            <text:p/>
          </draw:image>
          <svg:title>TexMaths</svg:title>
          <svg:desc>14§display§\left(\frac{a}{2},-\frac{a\sqrt{3}}{2}\right)§png§600§FALSE</svg:desc>
        </draw:frame>
        <draw:frame draw:style-name="gr5" draw:text-style-name="P1" draw:layer="layout" svg:width="2.552cm" svg:height="1.47cm" svg:x="16.47cm" svg:y="12.286cm">
          <draw:image xlink:href="Pictures/10000000000001B2000000FA81744532.png" xlink:type="simple" xlink:show="embed" xlink:actuate="onLoad">
            <text:p/>
          </draw:image>
          <svg:title>TexMaths</svg:title>
          <svg:desc>14§display§\left(\frac{a}{2},-\frac{a\sqrt{3}}{6}\right)§png§600§FALSE</svg:desc>
        </draw:frame>
        <draw:frame draw:style-name="gr5" draw:text-style-name="P1" draw:layer="layout" svg:width="2.934cm" svg:height="1.47cm" svg:x="3.482cm" svg:y="12.286cm">
          <draw:image xlink:href="Pictures/10000000000001F3000000FAA2BF7781.png" xlink:type="simple" xlink:show="embed" xlink:actuate="onLoad">
            <text:p/>
          </draw:image>
          <svg:title>TexMaths</svg:title>
          <svg:desc>14§display§\left(-\frac{a}{2},-\frac{a\sqrt{3}}{6}\right)§png§600§FALSE</svg:desc>
        </draw:frame>
        <draw:frame draw:style-name="gr5" draw:text-style-name="P1" draw:layer="layout" svg:width="2.04cm" svg:height="1.47cm" svg:x="11.931cm" svg:y="3.778cm">
          <draw:image xlink:href="Pictures/100000000000015B000000FAF10BD949.png" xlink:type="simple" xlink:show="embed" xlink:actuate="onLoad">
            <text:p/>
          </draw:image>
          <svg:title>TexMaths</svg:title>
          <svg:desc>14§display§\left(0,\frac{a\sqrt{3}}{3}\right)§png§600§FALSE</svg:desc>
        </draw:frame>
        <draw:frame draw:style-name="gr5" draw:text-style-name="P1" draw:layer="layout" svg:width="0.994cm" svg:height="0.489cm" svg:x="11.957cm" svg:y="10.049cm">
          <draw:image xlink:href="Pictures/10000000000000A900000053012A569C.png" xlink:type="simple" xlink:show="embed" xlink:actuate="onLoad">
            <text:p/>
          </draw:image>
          <svg:title>TexMaths</svg:title>
          <svg:desc>14§display§\left(0,0\right)§png§600§FALSE</svg:desc>
        </draw:frame>
        <draw:measure draw:style-name="gr6" draw:text-style-name="P1" draw:layer="measurelines" svg:x1="7.117cm" svg:y1="19.538cm" svg:x2="15.769cm" svg:y2="19.538cm">
          <text:p/>
        </draw:measure>
        <draw:measure draw:style-name="gr6" draw:text-style-name="P1" draw:layer="measurelines" svg:x1="21.935cm" svg:y1="17.691cm" svg:x2="21.935cm" svg:y2="2.833cm">
          <text:p/>
        </draw:measure>
        <draw:frame draw:style-name="gr5" draw:text-style-name="P1" draw:layer="layout" svg:width="2.082cm" svg:height="0.529cm" svg:x="21.603cm" svg:y="10.137cm">
          <draw:image xlink:href="Pictures/10000000000001620000005A5C06410B.png" xlink:type="simple" xlink:show="embed" xlink:actuate="onLoad">
            <text:p/>
          </draw:image>
          <svg:title>TexMaths</svg:title>
          <svg:desc>14§display§\alpha_2 = a\sqrt{3}§png§600§FALSE</svg:desc>
        </draw:frame>
        <draw:frame draw:style-name="gr5" draw:text-style-name="P1" draw:layer="layout" svg:width="1.417cm" svg:height="0.294cm" svg:x="10.625cm" svg:y="19.029cm">
          <draw:image xlink:href="Pictures/10000000000000F1000000325BA69BB6.png" xlink:type="simple" xlink:show="embed" xlink:actuate="onLoad">
            <text:p/>
          </draw:image>
          <svg:title>TexMaths</svg:title>
          <svg:desc>14§display§\alpha_1 = a§png§600§FALSE</svg:desc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ZSongS-Extended(SIP)" svg:font-family="FZSongS-Extended(SIP)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FZSongS-Extended(SIP)" style:font-family-asian="FZSongS-Extended(SIP)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5T18:24:11.798778858</meta:creation-date>
    <dc:date>2015-01-15T19:04:42.455825482</dc:date>
    <meta:editing-duration>PT25M18S</meta:editing-duration>
    <meta:editing-cycles>3</meta:editing-cycles>
    <meta:generator>LibreOffice/4.2.7.2$Linux_X86_64 LibreOffice_project/420m0$Build-2</meta:generator>
    <meta:document-statistic meta:object-count="24"/>
  </office:meta>
</office:document-meta>
</file>